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27c61e" officeooo:paragraph-rsid="0027c61e"/>
    </style:style>
    <style:style style:name="P2" style:family="paragraph" style:parent-style-name="Standard">
      <style:text-properties style:font-name="Arial" officeooo:rsid="0033e523" officeooo:paragraph-rsid="0033e523"/>
    </style:style>
    <style:style style:name="P3" style:family="paragraph" style:parent-style-name="Standard">
      <style:text-properties style:font-name="Arial" officeooo:rsid="003b66ef" officeooo:paragraph-rsid="003b66ef"/>
    </style:style>
    <style:style style:name="P4" style:family="paragraph" style:parent-style-name="Standard">
      <style:text-properties style:font-name="Arial" officeooo:rsid="003d4a87" officeooo:paragraph-rsid="003d4a87"/>
    </style:style>
    <style:style style:name="P5" style:family="paragraph" style:parent-style-name="Standard">
      <style:text-properties style:font-name="Arial" officeooo:rsid="00468917" officeooo:paragraph-rsid="00468917"/>
    </style:style>
    <style:style style:name="P6" style:family="paragraph" style:parent-style-name="Standard">
      <style:text-properties style:font-name="Arial" officeooo:rsid="00527a73" officeooo:paragraph-rsid="00527a73"/>
    </style:style>
    <style:style style:name="P7" style:family="paragraph" style:parent-style-name="Standard">
      <style:text-properties style:font-name="Arial" officeooo:rsid="0069d77a" officeooo:paragraph-rsid="0069d77a"/>
    </style:style>
    <style:style style:name="T1" style:family="text">
      <style:text-properties officeooo:rsid="00284dad"/>
    </style:style>
    <style:style style:name="T2" style:family="text">
      <style:text-properties officeooo:rsid="00290383"/>
    </style:style>
    <style:style style:name="T3" style:family="text">
      <style:text-properties officeooo:rsid="002a3579"/>
    </style:style>
    <style:style style:name="T4" style:family="text">
      <style:text-properties officeooo:rsid="002a9428"/>
    </style:style>
    <style:style style:name="T5" style:family="text">
      <style:text-properties officeooo:rsid="002c57ed"/>
    </style:style>
    <style:style style:name="T6" style:family="text">
      <style:text-properties officeooo:rsid="002df501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3f256b"/>
    </style:style>
    <style:style style:name="T9" style:family="text">
      <style:text-properties style:text-underline-style="none" officeooo:rsid="003fc1c0"/>
    </style:style>
    <style:style style:name="T10" style:family="text">
      <style:text-properties style:text-underline-style="none" officeooo:rsid="0040b2ed"/>
    </style:style>
    <style:style style:name="T11" style:family="text">
      <style:text-properties style:text-underline-style="none" officeooo:rsid="00436a49"/>
    </style:style>
    <style:style style:name="T12" style:family="text">
      <style:text-properties style:text-underline-style="none" officeooo:rsid="00452f24"/>
    </style:style>
    <style:style style:name="T13" style:family="text">
      <style:text-properties style:text-underline-style="none" officeooo:rsid="0045e4af"/>
    </style:style>
    <style:style style:name="T14" style:family="text">
      <style:text-properties style:text-underline-style="none" officeooo:rsid="00490b9e"/>
    </style:style>
    <style:style style:name="T15" style:family="text">
      <style:text-properties style:text-underline-style="none" officeooo:rsid="004bf073"/>
    </style:style>
    <style:style style:name="T16" style:family="text">
      <style:text-properties style:text-underline-style="none" officeooo:rsid="00546743"/>
    </style:style>
    <style:style style:name="T17" style:family="text">
      <style:text-properties style:text-underline-style="none" officeooo:rsid="0056e027"/>
    </style:style>
    <style:style style:name="T18" style:family="text">
      <style:text-properties style:text-underline-style="none" officeooo:rsid="0058aad9"/>
    </style:style>
    <style:style style:name="T19" style:family="text">
      <style:text-properties style:text-underline-style="none" officeooo:rsid="005a1185"/>
    </style:style>
    <style:style style:name="T20" style:family="text">
      <style:text-properties style:text-underline-style="none" officeooo:rsid="005b3472"/>
    </style:style>
    <style:style style:name="T21" style:family="text">
      <style:text-properties style:text-underline-style="none" officeooo:rsid="005c1e2b"/>
    </style:style>
    <style:style style:name="T22" style:family="text">
      <style:text-properties style:text-underline-style="none" officeooo:rsid="005d3beb"/>
    </style:style>
    <style:style style:name="T23" style:family="text">
      <style:text-properties style:text-underline-style="none" officeooo:rsid="005d6686"/>
    </style:style>
    <style:style style:name="T24" style:family="text">
      <style:text-properties style:text-underline-style="none" officeooo:rsid="005efb47"/>
    </style:style>
    <style:style style:name="T25" style:family="text">
      <style:text-properties style:text-underline-style="none" officeooo:rsid="00624125"/>
    </style:style>
    <style:style style:name="T26" style:family="text">
      <style:text-properties style:text-underline-style="none" officeooo:rsid="006369ea"/>
    </style:style>
    <style:style style:name="T27" style:family="text">
      <style:text-properties style:text-underline-style="none" officeooo:rsid="00653f9a"/>
    </style:style>
    <style:style style:name="T28" style:family="text">
      <style:text-properties style:text-underline-style="none" officeooo:rsid="0072bf28"/>
    </style:style>
    <style:style style:name="T29" style:family="text">
      <style:text-properties style:text-underline-style="none" officeooo:rsid="007345b9"/>
    </style:style>
    <style:style style:name="T30" style:family="text">
      <style:text-properties style:text-underline-style="none" officeooo:rsid="00745dec"/>
    </style:style>
    <style:style style:name="T31" style:family="text">
      <style:text-properties style:text-underline-style="none" officeooo:rsid="0075d385"/>
    </style:style>
    <style:style style:name="T32" style:family="text">
      <style:text-properties style:text-underline-style="none" officeooo:rsid="00765cb4"/>
    </style:style>
    <style:style style:name="T33" style:family="text">
      <style:text-properties style:text-underline-style="none" officeooo:rsid="00796967"/>
    </style:style>
    <style:style style:name="T34" style:family="text">
      <style:text-properties style:text-underline-style="none" officeooo:rsid="007b0e99"/>
    </style:style>
    <style:style style:name="T35" style:family="text">
      <style:text-properties style:text-underline-style="none" officeooo:rsid="007cd2b4"/>
    </style:style>
    <style:style style:name="T36" style:family="text">
      <style:text-properties style:text-underline-style="none" officeooo:rsid="007eaf63"/>
    </style:style>
    <style:style style:name="T37" style:family="text">
      <style:text-properties style:text-underline-style="none" officeooo:rsid="007fec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rschiedene Stadtgründungstheorien nach Carter:<text:line-break/>-<text:span text:style-name="T1">Hydraulische Theorie / </text:span><text:span text:style-name="T2">Wasser als Anbindung für Handel</text:span></text:p>
      <text:p text:style-name="P1">-<text:span text:style-name="T3">Religiöse oder Theologische Theorie</text:span></text:p>
      <text:p text:style-name="P1">-<text:span text:style-name="T4">ökonomsiche Theorie (</text:span><text:span text:style-name="T5">Ressourcen z.B. Kohle im Ruhrgebiet)</text:span></text:p>
      <text:p text:style-name="P1">-<text:span text:style-name="T6">militärische Theorie</text:span></text:p>
      <text:p text:style-name="P1"/>
      <text:p text:style-name="P1"/>
      <text:p text:style-name="P2">Immer mehrere Faktoren, nie ein Einzelner. Wertung der verschiedenen Faktoren verändert sich über Epochen hinweg dauernd.</text:p>
      <text:p text:style-name="P2"/>
      <text:p text:style-name="P2"/>
      <text:p text:style-name="P3">S.217</text:p>
      <text:p text:style-name="P4">1) <text:span text:style-name="T8">Dia Agglomaretion der Städte Weltweit </text:span><text:span text:style-name="T9">ist </text:span><text:span text:style-name="T10">großteilich durch die Hydraulische Theorie beeinflusst. </text:span><text:span text:style-name="T11">So Sieht man, dass die Meißten der größten Städte der Welt </text:span><text:span text:style-name="T12">in </text:span><text:span text:style-name="T33">West</text:span><text:span text:style-name="T12">- und Ostasien an der Küste, sowie in </text:span><text:span text:style-name="T13">Nordamerika und </text:span><text:span text:style-name="T28">E</text:span><text:span text:style-name="T13">uropa auch an der Küste liegen. </text:span><text:span text:style-name="T14">(M3)</text:span></text:p>
      <text:p text:style-name="P4"><text:span text:style-name="T13"/></text:p>
      <text:p text:style-name="P5"><text:span text:style-name="T13">2</text:span><text:span text:style-name="T7">)</text:span></text:p>
      <text:p text:style-name="P5"><text:span text:style-name="T7">a</text:span><text:span text:style-name="T24">+b</text:span><text:span text:style-name="T7">)</text:span><text:span text:style-name="T15"> </text:span></text:p>
      <text:p text:style-name="P6"><text:span text:style-name="T7">Die </text:span><text:span text:style-name="T17">Steigung</text:span><text:span text:style-name="T7"> der </text:span><text:span text:style-name="T16">Einwohnerzahlen, </text:span><text:span text:style-name="T17">sowie d</text:span><text:span text:style-name="T18">er Wechsel der Städte zu </text:span><text:span text:style-name="T34">West</text:span><text:span text:style-name="T19">- und Ostasiatischen Städten (z.b. </text:span><text:span text:style-name="T20">Tokyo, Dehli, </text:span><text:span text:style-name="T21">Shanghai, Dhaka) ist vorallem durch </text:span><text:span text:style-name="T22">den Wirtschaftlicehn Aufschwung Indiens, Chinas und </text:span><text:span text:style-name="T23">Japans </text:span><text:span text:style-name="T25">und dem dementsprehcenden Bevölkerungszuwachs durch mehr Arbeitsplätze und der Besseren </text:span><text:span text:style-name="T26">Handelsanbindung </text:span><text:span text:style-name="T27">in diesen Städten über Wasserwege zu erklären</text:span><text:span text:style-name="T23">.</text:span></text:p>
      <text:p text:style-name="P6"><text:span text:style-name="T23"/></text:p>
      <text:p text:style-name="P7"><text:span text:style-name="T23">4</text:span><text:span text:style-name="T7">)</text:span><text:span text:style-name="T29">Großstädte sind wichtig, da sie teilweise </text:span><text:span text:style-name="T30">ößer als vereinzelte Länder sind, und sehr </text:span><text:span text:style-name="T31">viele Arbeitsplätze bieten, </text:span><text:span text:style-name="T32">sowie eine gute Anbindung an den Internationalen Handel.</text:span></text:p>
      <text:p text:style-name="P7"><text:span text:style-name="T3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01T11:14:50.233000000</dc:date>
    <meta:editing-duration>PT1H18M11S</meta:editing-duration>
    <meta:editing-cycles>62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11" meta:word-count="157" meta:character-count="1146" meta:non-whitespace-character-count="999"/>
  </office:meta>
</office:document-meta>
</file>